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Complem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"/>
    <style:font-face style:name="Courier New" svg:font-family="'Courier New'" style:font-family-generic="modern"/>
    <style:font-face style:name="Arial1" svg:font-family="Arial" style:font-family-generic="swiss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96cm"/>
    </style:style>
    <style:style style:name="co3" style:family="table-column">
      <style:table-column-properties fo:break-before="auto" style:column-width="3.115cm"/>
    </style:style>
    <style:style style:name="co4" style:family="table-column">
      <style:table-column-properties fo:break-before="auto" style:column-width="0.919cm"/>
    </style:style>
    <style:style style:name="co5" style:family="table-column">
      <style:table-column-properties fo:break-before="auto" style:column-width="6.278cm"/>
    </style:style>
    <style:style style:name="co6" style:family="table-column">
      <style:table-column-properties fo:break-before="auto" style:column-width="2.383cm"/>
    </style:style>
    <style:style style:name="co7" style:family="table-column">
      <style:table-column-properties fo:break-before="auto" style:column-width="5.027cm"/>
    </style:style>
    <style:style style:name="co9" style:family="table-column">
      <style:table-column-properties fo:break-before="auto" style:column-width="5.593cm"/>
    </style:style>
    <style:style style:name="ro4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91cm" fo:break-before="auto" style:use-optimal-row-height="true"/>
    </style:style>
    <style:style style:name="ro3" style:family="table-row">
      <style:table-row-properties style:row-height="0.347cm" fo:break-before="auto" style:use-optimal-row-height="false"/>
    </style:style>
    <style:style style:name="ro5" style:family="table-row">
      <style:table-row-properties style:row-height="0.464cm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Helvetica Neue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333333"/>
      <style:text-properties fo:color="#ffffff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c23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333333"/>
      <style:text-properties fo:color="#ffffff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dc23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dc23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dc23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dc23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ext-properties fo:color="#dc23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dc23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dc23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dc2300" style:text-outline="false" style:text-line-through-styl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dc23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4"/>
        <table:table-column table:style-name="co6" table:default-cell-style-name="ce17"/>
        <table:table-column table:style-name="co7" table:default-cell-style-name="ce19"/>
        <table:table-column table:style-name="co9" table:default-cell-style-name="ce21"/>
        <table:table-row table:style-name="ro2">
          <table:table-cell table:style-name="ce1" office:value-type="string">
            <text:p>Design Sheet for sgRNA oligonucleotide <text:s/>[for pDR274]</text:p>
          </table:table-cell>
          <table:table-cell table:style-name="Default" table:number-columns-repeated="3"/>
          <table:table-cell table:style-name="ce6" table:number-columns-repeated="3"/>
        </table:table-row>
        <table:table-row table:style-name="ro3">
          <table:table-cell table:style-name="Default"/>
          <table:table-cell table:style-name="ce6" table:number-columns-repeated="6"/>
        </table:table-row>
        <table:table-row table:style-name="ro5">
          <table:table-cell table:style-name="ce2"/>
          <table:table-cell table:style-name="ce7" office:value-type="string">
            <text:p>Target Name</text:p>
          </table:table-cell>
          <table:table-cell table:style-name="ce7" office:value-type="string">
            <text:p>No.</text:p>
          </table:table-cell>
          <table:table-cell table:style-name="ce7" office:value-type="string">
            <text:p>Target Sequence (5'- N21GG -3')</text:p>
          </table:table-cell>
          <table:table-cell table:style-name="ce7" office:value-type="string">
            <text:p>Strand</text:p>
          </table:table-cell>
          <table:table-cell table:style-name="ce7" office:value-type="string">
            <text:p>Oligo Name</text:p>
          </table:table-cell>
          <table:table-cell table:style-name="ce7" office:value-type="string">
            <text:p>Oligo Sequence [5'-&gt;3']</text:p>
          </table:table-cell>
        </table:table-row>
        <table:table-row table:style-name="ro5">
          <table:table-cell table:style-name="ce3" office:value-type="string" table:number-columns-spanned="1" table:number-rows-spanned="2">
            <text:p>(<text:span text:style-name="T1">例</text:span><text:span text:style-name="T2">)</text:span></text:p>
          </table:table-cell>
          <table:table-cell table:style-name="ce8" office:value-type="string" table:number-columns-spanned="1" table:number-rows-spanned="2">
            <text:p>DJ-1</text:p>
          </table:table-cell>
          <table:table-cell table:style-name="ce8" office:value-type="float" office:value="1" table:number-columns-spanned="1" table:number-rows-spanned="2">
            <text:p>1</text:p>
          </table:table-cell>
          <table:table-cell table:style-name="ce12" office:value-type="string" table:number-columns-spanned="1" table:number-rows-spanned="2">
            <text:p>GGCCTCTTCCAAGCTAGTATCGG</text:p>
          </table:table-cell>
          <table:table-cell table:style-name="ce16" office:value-type="string">
            <text:p>Sense</text:p>
          </table:table-cell>
          <table:table-cell table:style-name="ce18" table:formula="of:=&quot;sgRNA-&quot;&amp;[.B4]&amp;&quot;-&quot;&amp;[.C4]&amp;&quot;S&quot;" office:value-type="string" office:string-value="sgRNA-DJ-1-1S">
            <text:p>sgRNA-DJ-1-1S</text:p>
          </table:table-cell>
          <table:table-cell table:style-name="ce20" table:formula="of:=&quot;TAGG&quot;&amp;MID([.D4];3;18)" office:value-type="string" office:string-value="TAGGCCTCTTCCAAGCTAGTAT">
            <text:p>TAGGCCTCTTCCAAGCTAGTAT</text:p>
          </table:table-cell>
        </table:table-row>
        <table:table-row table:style-name="ro5">
          <table:covered-table-cell table:style-name="ce4"/>
          <table:covered-table-cell table:number-columns-repeated="2" table:style-name="ce9"/>
          <table:covered-table-cell table:style-name="ce13"/>
          <table:table-cell table:style-name="ce16" office:value-type="string">
            <text:p>Anti-Sense</text:p>
          </table:table-cell>
          <table:table-cell table:style-name="ce18" table:formula="of:=&quot;sgRNA-&quot;&amp;[.B4]&amp;&quot;-&quot;&amp;[.C4]&amp;&quot;AS&quot;" office:value-type="string" office:string-value="sgRNA-DJ-1-1AS">
            <text:p>sgRNA-DJ-1-1AS</text:p>
          </table:table-cell>
          <table:table-cell table:style-name="ce20" table:formula="of:=&quot;AAAC&quot;&amp;MID(COMPLEMENT([.D4]);4;18)" office:value-type="string" office:string-value="AAACATACTAGCTTGGAAGAGG">
            <text:p>AAACATACTAGCTTGGAAGAGG</text:p>
          </table:table-cell>
        </table:table-row>
        <table:table-row table:style-name="ro5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>
            <text:p>Sense</text:p>
          </table:table-cell>
          <table:table-cell table:formula="of:=&quot;sgRNA-&quot;&amp;[.B6]&amp;&quot;-&quot;&amp;[.C6]&amp;&quot;S&quot;" office:value-type="string" office:string-value="sgRNA--S">
            <text:p>sgRNA--S</text:p>
          </table:table-cell>
          <table:table-cell table:formula="of:=&quot;TAGG&quot;&amp;MID([.D6];3;18)" office:value-type="string" office:string-value="TAGG">
            <text:p>TAGG</text:p>
          </table:table-cell>
        </table:table-row>
        <table:table-row table:style-name="ro5">
          <table:covered-table-cell table:style-name="Default"/>
          <table:covered-table-cell table:number-columns-repeated="2" table:style-name="ce11"/>
          <table:covered-table-cell table:style-name="ce15"/>
          <table:table-cell office:value-type="string">
            <text:p>Anti-Sense</text:p>
          </table:table-cell>
          <table:table-cell table:formula="of:=&quot;sgRNA-&quot;&amp;[.B6]&amp;&quot;-&quot;&amp;[.C6]&amp;&quot;AS&quot;" office:value-type="string" office:string-value="sgRNA--AS">
            <text:p>sgRNA--AS</text:p>
          </table:table-cell>
          <table:table-cell table:formula="of:=&quot;AAAC&quot;&amp;MID(COMPLEMENT([.D6]);4;18)" office:value-type="string" office:string-value="AAAC">
            <text:p>AAAC</text:p>
          </table:table-cell>
        </table:table-row>
        <table:table-row table:style-name="ro5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>
            <text:p>Sense</text:p>
          </table:table-cell>
          <table:table-cell table:formula="of:=&quot;sgRNA-&quot;&amp;[.B8]&amp;&quot;-&quot;&amp;[.C8]&amp;&quot;S&quot;" office:value-type="string" office:string-value="sgRNA--S">
            <text:p>sgRNA--S</text:p>
          </table:table-cell>
          <table:table-cell table:formula="of:=&quot;TAGG&quot;&amp;MID([.D8];3;18)" office:value-type="string" office:string-value="TAGG">
            <text:p>TAGG</text:p>
          </table:table-cell>
        </table:table-row>
        <table:table-row table:style-name="ro5">
          <table:covered-table-cell table:style-name="Default"/>
          <table:covered-table-cell table:number-columns-repeated="2" table:style-name="ce11"/>
          <table:covered-table-cell table:style-name="ce15"/>
          <table:table-cell office:value-type="string">
            <text:p>Anti-Sense</text:p>
          </table:table-cell>
          <table:table-cell table:formula="of:=&quot;sgRNA-&quot;&amp;[.B8]&amp;&quot;-&quot;&amp;[.C8]&amp;&quot;AS&quot;" office:value-type="string" office:string-value="sgRNA--AS">
            <text:p>sgRNA--AS</text:p>
          </table:table-cell>
          <table:table-cell table:formula="of:=&quot;AAAC&quot;&amp;MID(COMPLEMENT([.D8]);4;18)" office:value-type="string" office:string-value="AAAC">
            <text:p>AAAC</text:p>
          </table:table-cell>
        </table:table-row>
        <table:table-row table:style-name="ro5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>
            <text:p>Sense</text:p>
          </table:table-cell>
          <table:table-cell table:formula="of:=&quot;sgRNA-&quot;&amp;[.B10]&amp;&quot;-&quot;&amp;[.C10]&amp;&quot;S&quot;" office:value-type="string" office:string-value="sgRNA--S">
            <text:p>sgRNA--S</text:p>
          </table:table-cell>
          <table:table-cell table:formula="of:=&quot;TAGG&quot;&amp;MID([.D10];3;18)" office:value-type="string" office:string-value="TAGG">
            <text:p>TAGG</text:p>
          </table:table-cell>
        </table:table-row>
        <table:table-row table:style-name="ro5">
          <table:covered-table-cell table:style-name="Default"/>
          <table:covered-table-cell table:number-columns-repeated="2" table:style-name="ce11"/>
          <table:covered-table-cell table:style-name="ce15"/>
          <table:table-cell office:value-type="string">
            <text:p>Anti-Sense</text:p>
          </table:table-cell>
          <table:table-cell table:formula="of:=&quot;sgRNA-&quot;&amp;[.B10]&amp;&quot;-&quot;&amp;[.C10]&amp;&quot;AS&quot;" office:value-type="string" office:string-value="sgRNA--AS">
            <text:p>sgRNA--AS</text:p>
          </table:table-cell>
          <table:table-cell table:formula="of:=&quot;AAAC&quot;&amp;MID(COMPLEMENT([.D10]);4;18)" office:value-type="string" office:string-value="AAAC">
            <text:p>AAAC</text:p>
          </table:table-cell>
        </table:table-row>
        <table:table-row table:style-name="ro5"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  <table:table-cell office:value-type="string">
            <text:p>Sense</text:p>
          </table:table-cell>
          <table:table-cell table:formula="of:=&quot;sgRNA-&quot;&amp;[.B12]&amp;&quot;-&quot;&amp;[.C12]&amp;&quot;S&quot;" office:value-type="string" office:string-value="sgRNA--S">
            <text:p>sgRNA--S</text:p>
          </table:table-cell>
          <table:table-cell table:formula="of:=&quot;TAGG&quot;&amp;MID([.D12];3;18)" office:value-type="string" office:string-value="TAGG">
            <text:p>TAGG</text:p>
          </table:table-cell>
        </table:table-row>
        <table:table-row table:style-name="ro5">
          <table:covered-table-cell table:style-name="Default"/>
          <table:covered-table-cell table:number-columns-repeated="2" table:style-name="ce11"/>
          <table:covered-table-cell table:style-name="ce15"/>
          <table:table-cell office:value-type="string">
            <text:p>Anti-Sense</text:p>
          </table:table-cell>
          <table:table-cell table:formula="of:=&quot;sgRNA-&quot;&amp;[.B12]&amp;&quot;-&quot;&amp;[.C12]&amp;&quot;AS&quot;" office:value-type="string" office:string-value="sgRNA--AS">
            <text:p>sgRNA--AS</text:p>
          </table:table-cell>
          <table:table-cell table:formula="of:=&quot;AAAC&quot;&amp;MID(COMPLEMENT([.D12]);4;18)" office:value-type="string" office:string-value="AAAC">
            <text:p>AAAC</text:p>
          </table:table-cell>
        </table:table-row>
      </table:table>
      <table:table table:name="Sheet2" table:style-name="ta2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3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"/>
    <style:font-face style:name="Courier New" svg:font-family="'Courier New'" style:font-family-generic="modern"/>
    <style:font-face style:name="Arial1" svg:font-family="Arial" style:font-family-generic="swiss"/>
    <style:font-face style:name="ＭＳ Ｐゴシック" svg:font-family="'ＭＳ Ｐゴシック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6">2014/09/26</text:date>, <text:time>07:48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2T10:55:52</meta:creation-date>
    <dc:date>2014-09-26T07:48:47</dc:date>
    <meta:editing-cycles>6</meta:editing-cycles>
    <meta:editing-duration>PT4H44M57S</meta:editing-duration>
    <meta:generator>OpenOffice/4.0.1$Unix OpenOffice.org_project/401m5$Build-9714</meta:generator>
    <meta:document-statistic meta:table-count="3" meta:cell-count="53" meta:object-count="0"/>
  </office:meta>
</office:document-meta>
</file>

<file path=Basic/Standard/Complement.xml><?xml version="1.0" encoding="utf-8"?>
<!DOCTYPE module  PUBLIC '-//OpenOffice.org//DTD OfficeDocument 1.0//EN'  'module.dtd'>
<script:module xmlns:script="http://openoffice.org/2000/script" script:name="Complement" script:language="StarBasic">Function Complement(mySeq As String)
'   Complement by Yukihiro Yabuta, 2006/05/25
    Dim i, seqlen As Integer
    Dim mychr, outseq As String
    seqlen = Len(mySeq)
    For i = 1 To seqlen
        mychr = Mid(mySeq, i, 1)
        Select Case mychr
        Case "a"
            outseq = "t" + outseq
        Case "A"
            outseq = "T" + outseq
        Case "c"
            outseq = "g" + outseq
        Case "C"
            outseq = "G" + outseq
        Case "g"
            outseq = "c" + outseq
        Case "G"
            outseq = "C" + outseq
        Case "t"
            outseq = "a" + outseq
        Case "T"
            outseq = "A" + outseq
        Case "i"
            outseq = "i" + outseq
        Case "I"
            outseq = "I" + outseq
        Case "n"
            outseq = "n" + outseq
        Case "N"
            outseq = "N" + outseq
        End Select
    Next
    Complement = outseq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mplem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